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0.714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pisode</text:p>
          </table:table-cell>
          <table:table-cell table:style-name="ce3" office:value-type="string" calcext:value-type="string">
            <text:p>Duration</text:p>
          </table:table-cell>
          <table:table-cell table:style-name="ce1" office:value-type="string" calcext:value-type="string">
            <text:p>Crash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78" calcext:value-type="float">
            <text:p>21.78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11" calcext:value-type="float">
            <text:p>31.11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51" calcext:value-type="float">
            <text:p>26.51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35" calcext:value-type="float">
            <text:p>27.35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6" calcext:value-type="float">
            <text:p>13.600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47" calcext:value-type="float">
            <text:p>24.47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1" calcext:value-type="float">
            <text:p>14.610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51" calcext:value-type="float">
            <text:p>23.51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" calcext:value-type="float">
            <text:p>12.100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79" calcext:value-type="float">
            <text:p>11.790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73" calcext:value-type="float">
            <text:p>11.730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52" calcext:value-type="float">
            <text:p>22.52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29" calcext:value-type="float">
            <text:p>23.29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69" calcext:value-type="float">
            <text:p>24.69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83" calcext:value-type="float">
            <text:p>23.83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29" calcext:value-type="float">
            <text:p>11.290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47" calcext:value-type="float">
            <text:p>23.47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33" calcext:value-type="float">
            <text:p>24.33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.01" calcext:value-type="float">
            <text:p>23.01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23" calcext:value-type="float">
            <text:p>23.23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07" calcext:value-type="float">
            <text:p>14.070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.25" calcext:value-type="float">
            <text:p>23.25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.53" calcext:value-type="float">
            <text:p>22.53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77" calcext:value-type="float">
            <text:p>23.77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9" calcext:value-type="float">
            <text:p>23.90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C2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15:21:37.588861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6:16:05.086138946</meta:creation-date>
    <dc:date>2021-08-28T15:58:10.826832415</dc:date>
    <meta:editing-duration>PT42M</meta:editing-duration>
    <meta:editing-cycles>10</meta:editing-cycles>
    <meta:generator>LibreOffice/6.4.7.2$Linux_X86_64 LibreOffice_project/40$Build-2</meta:generator>
    <meta:document-statistic meta:table-count="1" meta:cell-count="78" meta:object-count="0"/>
  </office:meta>
</office:document-meta>
</file>